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shadow="none" fo:keep-with-next="always"/>
    </style:style>
    <style:style style:name="表格1.A" style:family="table-column">
      <style:table-column-properties style:column-width="1.402cm"/>
    </style:style>
    <style:style style:name="表格1.B" style:family="table-column">
      <style:table-column-properties style:column-width="15.61cm"/>
    </style:style>
    <style:style style:name="表格1.A1" style:family="table-cell">
      <style:table-cell-properties fo:padding-left="0cm" fo:padding-right="0cm" fo:padding-top="0.101cm" fo:padding-bottom="0cm" fo:border="none"/>
    </style:style>
    <style:style style:name="表格1.B1" style:family="table-cell">
      <style:table-cell-properties fo:padding-left="0cm" fo:padding-right="0cm" fo:padding-top="0.101cm" fo:padding-bottom="0cm" fo:border-left="none" fo:border-right="none" fo:border-top="none" fo:border-bottom="0.5pt solid #000000"/>
    </style:style>
    <style:style style:name="表格2" style:family="table">
      <style:table-properties style:width="17.013cm" fo:margin-left="0cm" fo:margin-right="-0.012cm" table:align="margins" style:shadow="none"/>
    </style:style>
    <style:style style:name="表格2.A" style:family="table-column">
      <style:table-column-properties style:column-width="8.229cm" style:rel-column-width="31697*"/>
    </style:style>
    <style:style style:name="表格2.B" style:family="table-column">
      <style:table-column-properties style:column-width="3.069cm" style:rel-column-width="11822*"/>
    </style:style>
    <style:style style:name="表格2.C" style:family="table-column">
      <style:table-column-properties style:column-width="5.715cm" style:rel-column-width="22016*"/>
    </style:style>
    <style:style style:name="表格2.1" style:family="table-row">
      <style:table-row-properties style:min-row-height="0.37cm"/>
    </style:style>
    <style:style style:name="表格2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2.C1" style:family="table-cell">
      <style:table-cell-properties fo:background-color="#e6e6e6" fo:padding="0.097cm" fo:border="0.5pt solid #000000">
        <style:background-image/>
      </style:table-cell-properties>
    </style:style>
    <style:style style:name="表格2.A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2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表格3" style:family="table">
      <style:table-properties style:width="17cm" table:align="margins" fo:keep-with-next="alway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text-properties style:language-asian="zh" style:country-asian="CN"/>
    </style:style>
    <style:style style:name="P6" style:family="paragraph" style:parent-style-name="Text_20_body">
      <style:paragraph-properties fo:margin-top="1.002cm" fo:margin-bottom="0cm"/>
      <style:text-properties style:language-asian="zh" style:country-asian="CN"/>
    </style:style>
    <style:style style:name="P7" style:family="paragraph" style:parent-style-name="Text_20_body">
      <style:text-properties style:language-asian="zh" style:country-asian="CN"/>
    </style:style>
    <style:style style:name="P8" style:family="paragraph" style:parent-style-name="Heading_20_1" style:master-page-name="">
      <style:paragraph-properties fo:margin-top="0cm" fo:margin-bottom="0.423cm" fo:text-align="center" style:justify-single-word="false" style:page-number="auto" fo:padding="0cm" fo:border-left="none" fo:border-right="none" fo:border-top="none" fo:border-bottom="0.74pt solid #000000" style:shadow="none"/>
      <style:text-properties fo:font-size="18pt" style:font-size-asian="18pt" style:language-asian="zh" style:country-asian="CN" style:font-size-complex="18pt"/>
    </style:style>
    <style:style style:name="P9" style:family="paragraph" style:parent-style-name="Heading_20_2">
      <style:text-properties style:language-asian="zh" style:country-asian="CN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style:language-asian="zh" style:country-asian="C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language-asian="zh" style:country-asian="CN"/>
    </style:style>
    <style:style style:name="T4" style:family="text">
      <style:text-properties style:text-underline-style="none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zh_CN')&gt;</text:placeholder></text:p>
      <text:h text:style-name="P8" text:outline-level="1">演示采购合同范本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Heading">甲方：</text:p>
          </table:table-cell>
          <table:table-cell table:style-name="表格1.B1" office:value-type="string">
            <text:p text:style-name="Table_20_Contents"><text:text-input text:description="&lt;o.partner1.name&gt;">o.partner1</text:text-input></text:p>
          </table:table-cell>
        </table:table-row>
        <table:table-row>
          <table:table-cell table:style-name="表格1.A1" office:value-type="string">
            <text:p text:style-name="Table_20_Heading">乙方：</text:p>
          </table:table-cell>
          <table:table-cell table:style-name="表格1.B1" office:value-type="string">
            <text:p text:style-name="Table_20_Contents"><text:text-input text:description="&lt;o.partner2.name&gt;">o.partner2</text:text-input></text:p>
          </table:table-cell>
        </table:table-row>
      </table:table>
      <text:p text:style-name="P6"><text:bookmark-start text:name="__DdeLink__241_1208988443"/>依据《中华人民共和国合同法》的有关规定，经甲乙双方平等友好协商，达成如下协议，以供双方共同遵守。<text:bookmark-end text:name="__DdeLink__241_1208988443"/></text:p>
      <text:h text:style-name="P9" text:outline-level="2">一． 产品规格型号与数量</text:h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5">品名</text:p>
          </table:table-cell>
          <table:table-cell table:style-name="表格2.A1" office:value-type="string">
            <text:p text:style-name="P5">数量</text:p>
          </table:table-cell>
          <table:table-cell table:style-name="表格2.C1" office:value-type="string">
            <text:p text:style-name="P5">备注</text:p>
          </table:table-cell>
        </table:table-row>
        <table:table-row>
          <table:table-cell table:style-name="表格2.A2" table:number-columns-spanned="3" office:value-type="string">
            <text:p text:style-name="Standard"><text:text-input text:description="&lt;for each=&quot;l in o.lines&quot;&gt;">开始循环</text:text-input></text:p>
          </table:table-cell>
          <table:covered-table-cell/>
          <table:covered-table-cell/>
        </table:table-row>
        <table:table-row>
          <table:table-cell table:style-name="表格2.A3" office:value-type="string">
            <text:p text:style-name="Table_20_Contents"><text:text-input text:description="&lt;l.name&gt;">说明</text:text-input></text:p>
          </table:table-cell>
          <table:table-cell table:style-name="表格2.A3" office:value-type="string">
            <text:p text:style-name="P3"><text:bookmark-start text:name="__DdeLink__616_1208988443"/><text:text-input text:description="&lt;l.quantity&gt;">数量</text:text-input><text:bookmark-end text:name="__DdeLink__616_1208988443"/> <text:text-input text:description="&lt;l.uom.name&gt;">单位</text:text-input></text:p>
          </table:table-cell>
          <table:table-cell table:style-name="表格2.A2" office:value-type="string">
            <text:p text:style-name="P4"><text:text-input text:description="&lt;l.note&gt;">备注</text:text-input></text:p>
          </table:table-cell>
        </table:table-row>
        <table:table-row>
          <table:table-cell table:style-name="表格2.A2" table:number-columns-spanned="3" office:value-type="string">
            <text:p text:style-name="Standard"><text:text-input text:description="&lt;/for&gt;">结束循环</text:text-input></text:p>
          </table:table-cell>
          <table:covered-table-cell/>
          <table:covered-table-cell/>
        </table:table-row>
      </table:table>
      <text:p text:style-name="Text_20_body"><text:span text:style-name="T1">合计金额（人民币）：</text:span><text:bookmark-start text:name="__DdeLink__726_1208988443"/><text:span text:style-name="T4"><text:text-input text:description="&lt;o.total_amount&gt;">o.total_amount</text:text-input></text:span><text:bookmark-end text:name="__DdeLink__726_1208988443"/><text:span text:style-name="T4">元整</text:span></text:p>
      <text:h text:style-name="P9" text:outline-level="2">二． 产品要求</text:h>
      <text:p text:style-name="P7">乙方必须保证产品用料、规格符合甲方要求，且无任何质量问题，否则要承担相应的违约费用即合同金额的<text:span text:style-name="T2">20%</text:span>，并赔偿甲方因此受到的其他损失。</text:p>
      <text:h text:style-name="P9" text:outline-level="2">三． 交货期限</text:h>
      <text:p text:style-name="P7">乙方保证于本合同签署之日起，在_______天内，将甲方采购的物品全部送达指定地___________不能拖延，否则乙方应从最迟交货日的次日起，每日向甲方支付延迟交货部分货款的<text:span text:style-name="T2">3%</text:span>的违约金，并赔偿因此给甲方造成的其他损失，此项违约金额以逾期移交物品部分货款总值的百分之五十为限度。</text:p>
      <text:h text:style-name="P9" text:outline-level="2">四． 交货及付款方式</text:h>
      <text:p text:style-name="Text_20_body"><text:span text:style-name="T1">甲乙双方签订合同后，甲方向乙方交付总价款的</text:span><text:span text:style-name="T3"><text:text-input text:description="&lt;100.0 * o.fund_lines[0].amount / o.total_amount&gt;">首款百分比</text:text-input></text:span><text:span text:style-name="T3">％</text:span><text:span text:style-name="T1">即</text:span><text:bookmark-start text:name="__DdeLink__286_1208988443"/><text:bookmark-start text:name="__DdeLink__418_451704068"/><text:span text:style-name="T3"><text:text-input text:description="&lt;o.fund_lines[0].amount&gt;">o.fund_lines[0].amount</text:text-input></text:span><text:bookmark-end text:name="__DdeLink__286_1208988443"/><text:bookmark-end text:name="__DdeLink__418_451704068"/><text:span text:style-name="T1">元作为定金，乙方交货经甲方验收合格后，一次性付清尾款</text:span><text:span text:style-name="T3"><text:text-input text:description="&lt;o.fund_lines[1].amount&gt;">尾款金额</text:text-input></text:span><text:span text:style-name="T3">元</text:span><text:span text:style-name="T1">。</text:span></text:p>
      <text:h text:style-name="P10" text:outline-level="2"><text:span text:style-name="T1">五． 其他事项</text:span></text:h>
      <text:p text:style-name="Text_20_body"><text:span text:style-name="T1">本合同未尽事宜，双方友好协商。本合同共</text:span><text:span text:style-name="T1"><text:page-count>2</text:page-count></text:span><text:span text:style-name="T1">页，一式二份，经双方签字盖章后生效。甲、乙双方各持一份，具同等法律效力。</text:span></text:p>
      <text:p text:style-name="Text_20_body"><text:span text:style-name="T1"/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7">甲方：</text:p>
          </table:table-cell>
          <table:table-cell table:style-name="表格3.A1" office:value-type="string">
            <text:p text:style-name="P7">乙方：</text:p>
          </table:table-cell>
        </table:table-row>
        <table:table-row>
          <table:table-cell table:style-name="表格3.A1" office:value-type="string">
            <text:p text:style-name="P7">委托代理人签字：</text:p>
          </table:table-cell>
          <table:table-cell table:style-name="表格3.A1" office:value-type="string">
            <text:p text:style-name="P7">委托代理人签字：</text:p>
          </table:table-cell>
        </table:table-row>
        <table:table-row>
          <table:table-cell table:style-name="表格3.A1" office:value-type="string">
            <text:p text:style-name="P7">日期：</text:p>
          </table:table-cell>
          <table:table-cell table:style-name="表格3.A1" office:value-type="string">
            <text:p text:style-name="P7">日期：</text:p>
          </table:table-cell>
        </table:table-row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/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cm" fo:line-height="150%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199cm"/>
      <style:text-properties fo:font-size="14pt" fo:font-style="normal" fo:font-weight="normal" style:font-name-asian="黑体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 style:font-size-complex="12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0.5pt" fo:font-weight="bold" style:font-name-asian="黑体" style:font-size-asian="10.5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text-properties fo:font-size="10.5pt" style:font-size-asian="10.5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第 </text:span><text:page-number text:select-page="current">2</text:page-number> 页，共 <text:page-count>2</text:page-count> <text:span text:style-name="MT1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8T00:05:16.65</dc:date>
    <meta:editing-duration>P1DT44M53S</meta:editing-duration>
    <meta:editing-cycles>221</meta:editing-cycles>
    <meta:generator>LibreOffice/3.4$Win32 LibreOffice_project/340m1$Build-12</meta:generator>
    <meta:document-statistic meta:table-count="3" meta:image-count="0" meta:object-count="0" meta:page-count="2" meta:paragraph-count="0" meta:word-count="197" meta:character-count="575" meta:non-whitespace-character-count="669"/>
    <meta:user-defined meta:name="Info 1"/>
    <meta:user-defined meta:name="Info 2"/>
    <meta:user-defined meta:name="Info 3"/>
    <meta:user-defined meta:name="Info 4"/>
  </office:meta>
</office:document-meta>
</file>